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Microsoft Sans Serif" svg:font-family="'Microsoft Sans Serif'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INVOICEITEMS" style:family="table">
      <style:table-properties style:width="17.013cm" fo:margin-left="0cm" table:align="left"/>
    </style:style>
    <style:style style:name="TINVOICEITEMS.A" style:family="table-column">
      <style:table-column-properties style:column-width="2.011cm"/>
    </style:style>
    <style:style style:name="TINVOICEITEMS.B" style:family="table-column">
      <style:table-column-properties style:column-width="10.081cm"/>
    </style:style>
    <style:style style:name="TINVOICEITEMS.C" style:family="table-column">
      <style:table-column-properties style:column-width="2.619cm"/>
    </style:style>
    <style:style style:name="TINVOICEITEMS.D" style:family="table-column">
      <style:table-column-properties style:column-width="2.302cm"/>
    </style:style>
    <style:style style:name="TINVOICEITEMS.A1" style:family="table-cell">
      <style:table-cell-properties fo:background-color="#999999" fo:padding="0.041cm" fo:border-left="0.05pt solid #999999" fo:border-right="none" fo:border-top="0.05pt solid #999999" fo:border-bottom="0.05pt solid #999999">
        <style:background-image/>
      </style:table-cell-properties>
    </style:style>
    <style:style style:name="TINVOICEITEMS.D1" style:family="table-cell">
      <style:table-cell-properties fo:background-color="#999999" fo:padding="0.041cm" fo:border="0.05pt solid #999999">
        <style:background-image/>
      </style:table-cell-properties>
    </style:style>
    <style:style style:name="TINVOICEITEMS.A2" style:family="table-cell">
      <style:table-cell-properties fo:padding="0.041cm" fo:border-left="0.05pt solid #999999" fo:border-right="none" fo:border-top="none" fo:border-bottom="0.05pt solid #999999"/>
    </style:style>
    <style:style style:name="TINVOICEITEMS.B2" style:family="table-cell">
      <style:table-cell-properties fo:padding="0.041cm" fo:border-left="0.05pt solid #999999" fo:border-right="none" fo:border-top="none" fo:border-bottom="0.05pt solid #999999"/>
    </style:style>
    <style:style style:name="TINVOICEITEMS.C2" style:family="table-cell">
      <style:table-cell-properties fo:padding="0.041cm" fo:border-left="0.05pt solid #999999" fo:border-right="none" fo:border-top="none" fo:border-bottom="0.05pt solid #999999"/>
    </style:style>
    <style:style style:name="TINVOICEITEMS.D2" style:family="table-cell">
      <style:table-cell-properties fo:padding="0.041cm" fo:border-left="0.05pt solid #999999" fo:border-right="0.05pt solid #999999" fo:border-top="none" fo:border-bottom="0.05pt solid #999999"/>
    </style:style>
    <style:style style:name="P1" style:family="paragraph" style:parent-style-name="Standard">
      <style:text-properties style:font-name="Arial" officeooo:rsid="001ea8f2" officeooo:paragraph-rsid="001ea8f2"/>
    </style:style>
    <style:style style:name="P2" style:family="paragraph" style:parent-style-name="Standard">
      <style:paragraph-properties>
        <style:tab-stops>
          <style:tab-stop style:position="10.001cm"/>
          <style:tab-stop style:position="17.013cm" style:type="right"/>
        </style:tab-stops>
      </style:paragraph-properties>
      <style:text-properties style:font-name="Arial" officeooo:rsid="001ea8f2" officeooo:paragraph-rsid="001ea8f2"/>
    </style:style>
    <style:style style:name="P3" style:family="paragraph" style:parent-style-name="Standard">
      <style:paragraph-properties>
        <style:tab-stops/>
      </style:paragraph-properties>
      <style:text-properties style:font-name="Arial" officeooo:rsid="001ea8f2" officeooo:paragraph-rsid="001ea8f2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officeooo:rsid="001ea8f2" officeooo:paragraph-rsid="001ea8f2" style:font-size-asian="9pt" style:font-size-complex="9pt"/>
    </style:style>
    <style:style style:name="P5" style:family="paragraph" style:parent-style-name="Standard" style:master-page-name="">
      <loext:graphic-properties draw:fill-image-width="0cm" draw:fill-image-height="0cm"/>
      <style:paragraph-properties style:page-number="auto" fo:break-before="page" fo:padding="0.049cm" fo:border-left="none" fo:border-right="none" fo:border-top="none" fo:border-bottom="0.06pt solid #000000" style:shadow="none">
        <style:tab-stops>
          <style:tab-stop style:position="16.907cm" style:type="right"/>
        </style:tab-stops>
      </style:paragraph-properties>
      <style:text-properties style:font-name="Arial" officeooo:rsid="001ea8f2" officeooo:paragraph-rsid="001ea8f2"/>
    </style:style>
    <style:style style:name="P6" style:family="paragraph" style:parent-style-name="Table_20_Contents">
      <style:text-properties fo:color="#ffffff" style:font-name="Arial" fo:font-weight="bold" officeooo:rsid="001ea8f2" officeooo:paragraph-rsid="001ea8f2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color="#ffffff" style:font-name="Arial" fo:font-weight="bold" officeooo:rsid="001ea8f2" officeooo:paragraph-rsid="001ea8f2" style:font-weight-asian="bold" style:font-weight-complex="bold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paragraph-properties fo:text-align="end" style:justify-single-word="false"/>
      <style:text-properties style:font-name="Arial"/>
    </style:style>
    <style:style style:name="P10" style:family="paragraph" style:parent-style-name="Standard">
      <style:text-properties style:font-name="Arial" officeooo:rsid="001ea8f2" officeooo:paragraph-rsid="001ea8f2"/>
    </style:style>
    <style:style style:name="P11" style:family="paragraph" style:parent-style-name="Standard">
      <style:paragraph-properties>
        <style:tab-stops/>
      </style:paragraph-properties>
      <style:text-properties style:font-name="Arial" officeooo:rsid="001ea8f2" officeooo:paragraph-rsid="001ea8f2"/>
    </style:style>
    <style:style style:name="T1" style:family="text">
      <style:text-properties fo:font-size="11pt" fo:font-weight="normal" officeooo:rsid="001eb8d5" style:font-size-asian="11pt" style:font-weight-asian="normal" style:font-size-complex="11pt" style:font-weight-complex="normal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ame Of Company" text:name="COM_NAME"/>
        <text:user-field-decl office:value-type="string" office:string-value="Street" text:name="COM_STREET"/>
        <text:user-field-decl office:value-type="string" office:string-value="Zip-Code" text:name="COM_ZIPCODE"/>
        <text:user-field-decl office:value-type="string" office:string-value="City" text:name="COM_CITY"/>
        <text:user-field-decl office:value-type="string" office:string-value="Inv-Num." text:name="INV_NUMBER"/>
        <text:user-field-decl office:value-type="string" office:string-value="0000-00-00" text:name="INV_DATE"/>
        <text:user-field-decl office:value-type="string" office:string-value="00.00 €" text:name="INV_SUB_TOTAL"/>
        <text:user-field-decl office:value-type="string" office:string-value="00.00 €" text:name="INV_SALES_TAX"/>
        <text:user-field-decl office:value-type="string" office:string-value="00.00 €" text:name="INV_TOTAL"/>
        <text:user-field-decl office:value-type="string" office:string-value="0000-00-00" text:name="INV_DUE_DATE"/>
        <text:user-field-decl office:value-type="string" office:string-value="1" text:name="INV_ITEM_QUANTITY"/>
        <text:user-field-decl office:value-type="string" office:string-value="Article Description" text:name="INV_ITEM_ARTICLE"/>
        <text:user-field-decl office:value-type="string" office:string-value="00.00 €" text:name="INV_ITEM_UNIT_PRICE"/>
        <text:user-field-decl office:value-type="string" office:string-value="00.00 €" text:name="INV_ITEM_TOTAL"/>
        <text:user-field-decl office:value-type="string" office:string-value="Cust-Addr-Field" text:name="CUST_ADDRESS"/>
        <text:user-field-decl office:value-type="string" office:string-value="Invoice Payment Information" text:name="INV_TEXT1"/>
      </text:user-field-decls>
      <text:p text:style-name="P5"><text:span text:style-name="T5">Invoice</text:span><text:span text:style-name="T4"><text:tab/></text:span><text:span text:style-name="T1">Invoice Number: </text:span><text:span text:style-name="T1"><text:user-field-get text:name="INV_NUMBER">Inv-Num.</text:user-field-get></text:span><text:span text:style-name="T1"> / Due Date: </text:span><text:span text:style-name="T1"><text:user-field-get text:name="INV_DATE">0000-00-00</text:user-field-get></text:span></text:p>
      <text:p text:style-name="P1"/>
      <text:p text:style-name="P1"/>
      <text:p text:style-name="P1"/>
      <text:p text:style-name="P4"><text:user-field-get text:name="COM_NAME">Name Of Company</text:user-field-get>, <text:user-field-get text:name="COM_STREET">Street</text:user-field-get>, <text:user-field-get text:name="COM_ZIPCODE">Zip-Code</text:user-field-get>, <text:user-field-get text:name="COM_CITY">City</text:user-field-get><text:tab/></text:p>
      <text:p text:style-name="P1"/>
      <text:p text:style-name="P1"/>
      <text:p text:style-name="P1"><text:user-field-get text:name="CUST_ADDRESS">Cust-Addr-Field</text:user-field-get></text:p>
      <text:p text:style-name="P1"/>
      <text:p text:style-name="P1"/>
      <text:p text:style-name="P1"/>
      <text:p text:style-name="P1"/>
      <text:p text:style-name="P1"><text:user-field-get text:name="INV_TEXT1">Invoice Payment Information</text:user-field-get></text:p>
      <text:p text:style-name="P1"/>
      <table:table table:name="TINVOICEITEMS" table:style-name="TINVOICEITEMS">
        <table:table-column table:style-name="TINVOICEITEMS.A"/>
        <table:table-column table:style-name="TINVOICEITEMS.B"/>
        <table:table-column table:style-name="TINVOICEITEMS.C"/>
        <table:table-column table:style-name="TINVOICEITEMS.D"/>
        <table:table-row>
          <table:table-cell table:style-name="TINVOICEITEMS.A1" office:value-type="string">
            <text:p text:style-name="P6">Quantity</text:p>
          </table:table-cell>
          <table:table-cell table:style-name="TINVOICEITEMS.A1" office:value-type="string">
            <text:p text:style-name="P6">Article</text:p>
          </table:table-cell>
          <table:table-cell table:style-name="TINVOICEITEMS.A1" office:value-type="string">
            <text:p text:style-name="P7">Unit Price</text:p>
          </table:table-cell>
          <table:table-cell table:style-name="TINVOICEITEMS.D1" office:value-type="string">
            <text:p text:style-name="P7">Total</text:p>
          </table:table-cell>
        </table:table-row>
        <table:table-row>
          <table:table-cell table:style-name="TINVOICEITEMS.A2" office:value-type="string">
            <text:p text:style-name="P8"><text:user-field-get text:name="INV_ITEM_QUANTITY">1</text:user-field-get></text:p>
          </table:table-cell>
          <table:table-cell table:style-name="TINVOICEITEMS.B2" office:value-type="string">
            <text:p text:style-name="P8"><text:user-field-get text:name="INV_ITEM_ARTICLE">Article Description</text:user-field-get></text:p>
          </table:table-cell>
          <table:table-cell table:style-name="TINVOICEITEMS.C2" office:value-type="string">
            <text:p text:style-name="P9"><text:user-field-get text:name="INV_ITEM_UNIT_PRICE">00.00 €</text:user-field-get></text:p>
          </table:table-cell>
          <table:table-cell table:style-name="TINVOICEITEMS.D2" office:value-type="string">
            <text:p text:style-name="P9"><text:user-field-get text:name="INV_ITEM_TOTAL">00.00 €</text:user-field-get></text:p>
          </table:table-cell>
        </table:table-row>
      </table:table>
      <text:p text:style-name="P1"/>
      <text:p text:style-name="P2"><text:tab/>Sub Total:<text:tab/><text:user-field-get text:name="INV_SUB_TOTAL">00.00 €</text:user-field-get><text:line-break/><text:tab/>Sales Tax:<text:tab/><text:user-field-get text:name="INV_SALES_TAX">00.00 €</text:user-field-get><text:line-break/><text:tab/>Total Amount:<text:tab/><text:user-field-get text:name="INV_TOTAL">00.00 €</text:user-field-get></text:p>
      <text:p text:style-name="P3"/>
      <text:p text:style-name="P3"/>
      <text:p text:style-name="P3"/>
      <text:p text:style-name="P3">Thank you for your busines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Microsoft Sans Serif" svg:font-family="'Microsoft Sans Serif'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Microsoft Sans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Microsoft Sans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Microsoft Sans Serif" fo:font-family="'Microsoft Sans Serif'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Microsoft Sans Serif" fo:font-family="'Microsoft Sans Serif'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Microsoft Sans Serif" fo:font-family="'Microsoft Sans Serif'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icrosoft Sans Serif" fo:font-family="'Microsoft Sans Serif'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4.20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itz Riebe</meta:initial-creator>
    <meta:creation-date>2016-05-11T18:19:08.661000000</meta:creation-date>
    <meta:generator>LibreOffice/5.1.0.3$Windows_x86 LibreOffice_project/5e3e00a007d9b3b6efb6797a8b8e57b51ab1f737</meta:generator>
    <dc:date>2016-05-11T18:37:23.800000000</dc:date>
    <dc:creator>Moritz Riebe</dc:creator>
    <meta:editing-duration>PT2M54S</meta:editing-duration>
    <meta:editing-cycles>4</meta:editing-cycles>
    <meta:document-statistic meta:table-count="1" meta:image-count="0" meta:object-count="0" meta:page-count="1" meta:paragraph-count="14" meta:word-count="47" meta:character-count="291" meta:non-whitespace-character-count="254"/>
  </office:meta>
</office:document-meta>
</file>